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ettingsElementParser.getResourceFilter( Element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SettingsElementParser.getAdditionalProperties( Element childSettings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SettingsElementParser.handleBeanInclude( final ParserContext parserContext , final String path , final boolean optiona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bstractSettingsElementParser.handleImport( ParserContext parserContext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ettingsElementParser.registerPropertyOverrideConfigurer( final ParserContext parserContext , final List l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SettingsElementParser.parse( Element element , ParserContext parser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bstractSettingsElementParser.getBeanPropertyOverrideIncludes( Element settings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ttingsElementParser.registerComponents( Element settingsElement , ParserContext parser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SettingsElementParser.getPropertyIncludes( Element childSettingsEle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SettingsElementParser.getResource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ttingsElementParser.getBeanIncludes( Element childSettings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